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center" style:justify-single-word="false"/>
    </style:style>
    <style:style style:name="P3" style:family="paragraph" style:parent-style-name="Heading_20_1">
      <style:text-properties officeooo:paragraph-rsid="002012b1"/>
    </style:style>
    <style:style style:name="P4" style:family="paragraph" style:parent-style-name="Heading_20_1">
      <style:text-properties officeooo:paragraph-rsid="002015d8"/>
    </style:style>
    <style:style style:name="P5" style:family="paragraph" style:parent-style-name="Text_20_body" style:list-style-name="L1"/>
    <style:style style:name="P6" style:family="paragraph" style:parent-style-name="Text_20_body" style:list-style-name="L6"/>
    <style:style style:name="P7" style:family="paragraph" style:parent-style-name="Text_20_body" style:list-style-name="L6">
      <style:text-properties officeooo:paragraph-rsid="001df01e"/>
    </style:style>
    <style:style style:name="P8" style:family="paragraph" style:parent-style-name="Text_20_body" style:list-style-name="L6">
      <style:text-properties officeooo:paragraph-rsid="002012b1"/>
    </style:style>
    <style:style style:name="P9" style:family="paragraph" style:parent-style-name="Text_20_body" style:list-style-name="L6">
      <style:text-properties officeooo:paragraph-rsid="0024d1d2"/>
    </style:style>
    <style:style style:name="P10" style:family="paragraph" style:parent-style-name="Text_20_body" style:list-style-name="L6">
      <style:text-properties fo:font-weight="bold" officeooo:paragraph-rsid="001df01e" style:font-weight-asian="bold" style:font-weight-complex="bold"/>
    </style:style>
    <style:style style:name="P11" style:family="paragraph" style:parent-style-name="Text_20_body" style:list-style-name="L7">
      <style:text-properties officeooo:paragraph-rsid="002012b1"/>
    </style:style>
    <style:style style:name="P12" style:family="paragraph" style:parent-style-name="Text_20_body" style:list-style-name="L8">
      <style:text-properties officeooo:paragraph-rsid="002012b1"/>
    </style:style>
    <style:style style:name="P13" style:family="paragraph" style:parent-style-name="Text_20_body" style:list-style-name="L8">
      <style:text-properties officeooo:paragraph-rsid="002015d8"/>
    </style:style>
    <style:style style:name="P14" style:family="paragraph" style:parent-style-name="Text_20_body" style:list-style-name="L9">
      <style:text-properties officeooo:paragraph-rsid="002015d8"/>
    </style:style>
    <style:style style:name="P15" style:family="paragraph" style:parent-style-name="Text_20_body" style:list-style-name="L12"/>
    <style:style style:name="P16" style:family="paragraph" style:parent-style-name="Text_20_body" style:list-style-name="L6">
      <style:text-properties officeooo:rsid="0024d1d2" officeooo:paragraph-rsid="0024d1d2"/>
    </style:style>
    <style:style style:name="P17" style:family="paragraph" style:parent-style-name="Text_20_body" style:list-style-name="L6">
      <style:text-properties officeooo:rsid="00251be6" officeooo:paragraph-rsid="00251be6"/>
    </style:style>
    <style:style style:name="P18" style:family="paragraph" style:parent-style-name="Text_20_body" style:list-style-name="L6">
      <style:text-properties officeooo:rsid="002541ce" officeooo:paragraph-rsid="002541ce"/>
    </style:style>
    <style:style style:name="P19" style:family="paragraph" style:parent-style-name="Heading_20_2" style:list-style-name="L9">
      <style:text-properties officeooo:paragraph-rsid="002015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01e"/>
    </style:style>
    <style:style style:name="T3" style:family="text">
      <style:text-properties officeooo:rsid="002012b1"/>
    </style:style>
    <style:style style:name="T4" style:family="text">
      <style:text-properties officeooo:rsid="002015d8"/>
    </style:style>
    <style:style style:name="T5" style:family="text">
      <style:text-properties officeooo:rsid="0022fae0"/>
    </style:style>
    <style:style style:name="T6" style:family="text">
      <style:text-properties officeooo:rsid="0024d1d2"/>
    </style:style>
    <style:style style:name="T7" style:family="text">
      <style:text-properties officeooo:rsid="00251be6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W <text:span text:style-name="T2">Project Planning</text:span></text:p>
      <text:list xml:id="list7944473919451831536" text:style-name="L6">
        <text:list-item>
          <text:p text:style-name="P10">Spring 1</text:p>
          <text:list>
            <text:list-item>
              <text:p text:style-name="P10">week 1</text:p>
              <text:list>
                <text:list-item>
                  <text:p text:style-name="P7"><text:span text:style-name="T1">Set up management tools</text:span> (Szilva)</text:p>
                  <text:list>
                    <text:list-item>
                      <text:p text:style-name="P9">Github: <text:span text:style-name="T6">private repo at </text:span><text:a xlink:type="simple" xlink:href="https://github.com/SciLifeLab/CAW" text:style-name="Internet_20_link" text:visited-style-name="Visited_20_Internet_20_Link"><text:span text:style-name="T6">https://github.com/SciLifeLab/CAW</text:span></text:a><text:span text:style-name="T6"> . Please register to github, I can add you as a SciLifeLab member and give access</text:span></text:p>
                    </text:list-item>
                    <text:list-item>
                      <text:p text:style-name="P6">Trello: <text:span text:style-name="T6">will invite you as soon as the cards are ready – Trello should excange this document actually</text:span></text:p>
                    </text:list-item>
                    <text:list-item>
                      <text:p text:style-name="P9">Include project plan <text:span text:style-name="T2">an other documents</text:span> in Google doc: <text:span text:style-name="T6">It is in Genomics Application &gt; Projects &gt; GA_16_05 Cancer Analysis Workflow </text:span></text:p>
                    </text:list-item>
                  </text:list>
                </text:list-item>
                <text:list-item>
                  <text:p text:style-name="P7"><text:span text:style-name="T1">Finalize individual steps</text:span> - have complete graph view (Malin,Pelin, Pall) </text:p>
                  <text:list>
                    <text:list-item>
                      <text:p text:style-name="P7"><text:span text:style-name="T2">Picking a s</text:span>mall set of <text:span text:style-name="T2">variant callers, define </text:span>alignment and recal<text:span text:style-name="T2">ibration</text:span> steps: <text:span text:style-name="T6">we are going to include only things Pall already included in the rudimentary pipeline</text:span></text:p>
                    </text:list-item>
                  </text:list>
                </text:list-item>
                <text:list-item>
                  <text:p text:style-name="P7"><text:span text:style-name="T1">Sample DB, sample file structure</text:span> (Szilva)</text:p>
                  <text:list>
                    <text:list-item>
                      <text:p text:style-name="P16">The CAW engine will be included into the NGI pipeline (<text:a xlink:type="simple" xlink:href="https://github.com/NationalGenomicsInfrastructure/ngi_pipeline" text:style-name="Internet_20_link" text:visited-style-name="Visited_20_Internet_20_Link">https://github.com/NationalGenomicsInfrastructure/ngi_pipeline</text:a>) . It is relying on Charon and other engines of the NGI infrastructure. To figure out all the bits and pieces will take some weeks, but I am actively working on it. Details are going to be included into Trello</text:p>
                    </text:list-item>
                  </text:list>
                </text:list-item>
                <text:list-item>
                  <text:p text:style-name="P7"><text:span text:style-name="T1">Propose framework for SV</text:span> (Pelin)</text:p>
                  <text:list>
                    <text:list-item>
                      <text:p text:style-name="P9"><text:span text:style-name="T7">Meeting to Jesper proposed at </text:span>11am on March 29, Tuesday at Gamma4, SALT.</text:p>
                    </text:list-item>
                    <text:list-item>
                      <text:p text:style-name="P17">Generally we are going to include more than one frameworks, Jesper expressed interest in helping us out in that</text:p>
                    </text:list-item>
                  </text:list>
                </text:list-item>
                <text:list-item>
                  <text:p text:style-name="P7"><text:span text:style-name="T1">propose framework for sample heterogenity QC</text:span> (Malin)</text:p>
                  <text:list>
                    <text:list-item>
                      <text:p text:style-name="P18">ASCAT is more for microarray data, based on R and surrounded by Perl wrappers to make it work for NGS . Sounds it is more a prototype than a mature software. Malin is working on to make it right</text:p>
                    </text:list-item>
                  </text:list>
                </text:list-item>
                <text:list-item>
                  <text:p text:style-name="P7"><text:span text:style-name="T1">Learning NexFlow</text:span> (Malin, Pall, Szilva)</text:p>
                  <text:list>
                    <text:list-item>
                      <text:p text:style-name="P18">Ongoing</text:p>
                    </text:list-item>
                  </text:list>
                </text:list-item>
                <text:list-item>
                  <text:p text:style-name="P8"><text:span text:style-name="T1">implement basic steps in NF</text:span> (Pall)</text:p>
                  <text:list>
                    <text:list-item>
                      <text:p text:style-name="P18">Pall already included code for a rudimentary workflow. After sorting out Github issues others should give a try</text:p>
                    </text:list-item>
                  </text:list>
                </text:list-item>
              </text:list>
            </text:list-item>
            <text:list-item>
              <text:p text:style-name="P8"><text:span text:style-name="T1">week 2</text:span></text:p>
              <text:list>
                <text:list-item>
                  <text:p text:style-name="P8">Set up test data for quick runs (i.e. unit testing)</text:p>
                </text:list-item>
                <text:list-item>
                  <text:p text:style-name="P8"><text:soft-page-break/>set up data for system testing (DREAM?)</text:p>
                </text:list-item>
                <text:list-item>
                  <text:p text:style-name="P8">propose initial QC</text:p>
                </text:list-item>
              </text:list>
            </text:list-item>
          </text:list>
        </text:list-item>
      </text:list>
      <text:h text:style-name="Heading_20_1" text:outline-level="1">Prototyping</text:h>
      <text:list xml:id="list6698032302659970062" text:style-name="L1">
        <text:list-item>
          <text:p text:style-name="P1">Pall's make</text:p>
          <text:list>
            <text:list-item>
              <text:p text:style-name="P1">In this prototype we already have </text:p>
              <text:list>
                <text:list-item>
                  <text:p text:style-name="P5"><text:span text:style-name="T1">gmake</text:span> as a general language used by all UNIX </text:p>
                </text:list-item>
                <text:list-item>
                  <text:p text:style-name="P5">GATK best practices implemented that can run on a single huge machine </text:p>
                </text:list-item>
                <text:list-item>
                  <text:p text:style-name="P5">using a restricted set of <text:span text:style-name="T1">make</text:span> to prevent code from clutter </text:p>
                </text:list-item>
                <text:list-item>
                  <text:p text:style-name="P5">easy to use for a single person </text:p>
                </text:list-item>
              </text:list>
              <text:p text:style-name="P2"/>
              <text:p text:style-name="P1">Missing parts </text:p>
              <text:list>
                <text:list-item text:start-value="1">
                  <text:p text:style-name="P5">not optimized for cluster/LIMS use </text:p>
                </text:list-item>
                <text:list-item>
                  <text:p text:style-name="P5">can be tricky to keep is running for hundreds of samples  </text:p>
                </text:list-item>
              </text:list>
              <text:p text:style-name="P2"/>
            </text:list-item>
          </text:list>
        </text:list-item>
      </text:list>
      <text:list xml:id="list120306853280237" text:style-name="L1">
        <text:list-item>
          <text:p text:style-name="P1">Malin's shell</text:p>
          <text:list>
            <text:list-item>
              <text:p text:style-name="P1">In this prototype we already have </text:p>
              <text:list>
                <text:list-item>
                  <text:p text:style-name="P5">T/N workflow implemented in bash (also general UNIX language) </text:p>
                </text:list-item>
                <text:list-item>
                  <text:p text:style-name="P5">additional functionalities added that are not included in GATK BP </text:p>
                </text:list-item>
                <text:list-item>
                  <text:p text:style-name="P5">Version control set up at Bitbucket </text:p>
                </text:list-item>
                <text:list-item>
                  <text:p text:style-name="P5">slurm included </text:p>
                </text:list-item>
                <text:list-item>
                  <text:p text:style-name="P5">a comprehensive prototype showing many needs by practicing researchers </text:p>
                </text:list-item>
              </text:list>
              <text:p text:style-name="P2"/>
              <text:p text:style-name="P1">Missing parts </text:p>
              <text:list>
                <text:list-item text:start-value="1">
                  <text:p text:style-name="P5">do not know frankly, waiting for input from Malin </text:p>
                </text:list-item>
                <text:list-item>
                  <text:p text:style-name="P5">thorough testing and db connection maybe </text:p>
                </text:list-item>
              </text:list>
              <text:p text:style-name="P2"/>
            </text:list-item>
          </text:list>
        </text:list-item>
      </text:list>
      <text:list xml:id="list120305205978410" text:style-name="L1">
        <text:list-item>
          <text:p text:style-name="P1">other canned things on the net</text:p>
          <text:list>
            <text:list-item>
              <text:p text:style-name="P1">BCBIO</text:p>
              <text:list>
                <text:list-item>
                  <text:p text:style-name="P1">http://bcbio-nextgen.readthedocs.org/en/latest/contents/testing.html</text:p>
                </text:list-item>
              </text:list>
              <text:list>
                <text:list-item>
                  <text:p text:style-name="P1">They have a pretty comprehensive working platform </text:p>
                  <text:list>
                    <text:list-item>
                      <text:p text:style-name="P5">multiple VCs </text:p>
                    </text:list-item>
                    <text:list-item>
                      <text:p text:style-name="P5">T/N comparison </text:p>
                    </text:list-item>
                    <text:list-item>
                      <text:p text:style-name="P5">parallelisation IPython parallel </text:p>
                    </text:list-item>
                    <text:list-item>
                      <text:p text:style-name="P5">... </text:p>
                    </text:list-item>
                  </text:list>
                  <text:p text:style-name="P2"/>
                  <text:p text:style-name="P1">Seems they went through the pains at least some level and they are usually pretty helpful </text:p>
                </text:list-item>
              </text:list>
            </text:list-item>
          </text:list>
          <text:list>
            <text:list-item>
              <text:p text:style-name="P1">GATK CGA</text:p>
            </text:list-item>
          </text:list>
          <text:list>
            <text:list-item>
              <text:p text:style-name="P1">and many others to be reviewed ...</text:p>
            </text:list-item>
          </text:list>
        </text:list-item>
      </text:list>
      <text:h text:style-name="Heading_20_1" text:outline-level="1"><text:soft-page-break/>Final Workflow</text:h>
      <text:list xml:id="list120305628858361" text:style-name="L1">
        <text:list-item>
          <text:p text:style-name="P1">Agreed to be written in nextflow (Szilva)</text:p>
        </text:list-item>
      </text:list>
      <text:list xml:id="list120306552583544" text:style-name="L1">
        <text:list-item>
          <text:p text:style-name="P1">GenStats integration</text:p>
        </text:list-item>
      </text:list>
      <text:list xml:id="list120306393520337" text:style-name="L1">
        <text:list-item>
          <text:p text:style-name="P1">include into NGI-PL (Szilva)</text:p>
        </text:list-item>
      </text:list>
      <text:list xml:id="list120305535184632" text:style-name="L1">
        <text:list-item>
          <text:p text:style-name="P1">Integrate MQC</text:p>
        </text:list-item>
      </text:list>
      <text:list xml:id="list120305365520484" text:style-name="L1">
        <text:list-item>
          <text:p text:style-name="P1">Things to deliver</text:p>
          <text:list>
            <text:list-item>
              <text:p text:style-name="P1">VCF</text:p>
            </text:list-item>
          </text:list>
          <text:list>
            <text:list-item>
              <text:p text:style-name="P1">alignments</text:p>
              <text:list>
                <text:list-item>
                  <text:p text:style-name="P1">bwa mem parameters (Pall &amp; Malin)</text:p>
                </text:list-item>
              </text:list>
              <text:list>
                <text:list-item>
                  <text:p text:style-name="P1">base realignment &amp; recal &amp; MD (Pall &amp; Malin)</text:p>
                </text:list-item>
              </text:list>
            </text:list-item>
          </text:list>
          <text:list>
            <text:list-item>
              <text:p text:style-name="P1">QC</text:p>
            </text:list-item>
          </text:list>
          <text:list>
            <text:list-item>
              <text:p text:style-name="P1">Annotation to be postponed for now - use Gemini</text:p>
            </text:list-item>
          </text:list>
          <text:list>
            <text:list-item>
              <text:p text:style-name="P1">Structural Variants (Pelin)</text:p>
            </text:list-item>
          </text:list>
        </text:list-item>
      </text:list>
      <text:list xml:id="list120304779968037" text:style-name="L1">
        <text:list-item>
          <text:p text:style-name="P1">Things NOT to deliver</text:p>
          <text:list>
            <text:list-item>
              <text:p text:style-name="P1">Clinically actionable stuff</text:p>
            </text:list-item>
          </text:list>
        </text:list-item>
      </text:list>
      <text:list xml:id="list120305854074662" text:style-name="L1">
        <text:list-item>
          <text:p text:style-name="P1">Tasks to do</text:p>
          <text:list>
            <text:list-item>
              <text:p text:style-name="P1">Install VarDict on UPPMAX</text:p>
            </text:list-item>
          </text:list>
          <text:list>
            <text:list-item>
              <text:p text:style-name="P1">Look at MuTect2 speed issues (Szilva)</text:p>
            </text:list-item>
          </text:list>
          <text:list>
            <text:list-item>
              <text:p text:style-name="P1">benchmarking for disk usage</text:p>
            </text:list-item>
          </text:list>
          <text:list>
            <text:list-item>
              <text:p text:style-name="P1">distributing parallel VC processes sctratch per node (run in one node or how to distribute)</text:p>
            </text:list-item>
          </text:list>
          <text:list>
            <text:list-item>
              <text:p text:style-name="P1">SV &amp; CNV call (Pelin)</text:p>
              <text:list>
                <text:list-item>
                  <text:p text:style-name="P1">meeting to Francesco and Jesper</text:p>
                </text:list-item>
              </text:list>
              <text:list>
                <text:list-item>
                  <text:p text:style-name="P1">presenting their stuff</text:p>
                </text:list-item>
              </text:list>
            </text:list-item>
          </text:list>
          <text:list>
            <text:list-item>
              <text:p text:style-name="P1">Merging varinats (SNP &amp; indels only)</text:p>
            </text:list-item>
          </text:list>
        </text:list-item>
      </text:list>
      <text:h text:style-name="Heading_20_1" text:outline-level="1">Version control</text:h>
      <text:list xml:id="list120305615861784" text:style-name="L1">
        <text:list-item>
          <text:p text:style-name="P1">Seems we settled with Github</text:p>
        </text:list-item>
      </text:list>
      <text:list xml:id="list120306843110103" text:style-name="L1">
        <text:list-item>
          <text:p text:style-name="P1">Have to consider that things we are treating as private now witll be eventually public </text:p>
          <text:list>
            <text:list-item>
              <text:p text:style-name="P5">private repos are available for either SciLifeLab or NGI for free </text:p>
            </text:list-item>
            <text:list-item>
              <text:p text:style-name="P5">deployment should happen from Git to allow continuous integration  </text:p>
            </text:list-item>
            <text:list-item>
              <text:p text:style-name="P5">ask Malin how she feels about being the responsible person for Github </text:p>
            </text:list-item>
          </text:list>
          <text:p text:style-name="P2"/>
        </text:list-item>
      </text:list>
      <text:list xml:id="list120305149043390" text:style-name="L1">
        <text:list-item>
          <text:p text:style-name="P1">Issue tracking: use Trello</text:p>
        </text:list-item>
      </text:list>
      <text:h text:style-name="Heading_20_1" text:outline-level="1">Documentation</text:h>
      <text:list xml:id="list120305256537384" text:style-name="L1">
        <text:list-item>
          <text:p text:style-name="P1">Will need a comprehensive user manual</text:p>
        </text:list-item>
      </text:list>
      <text:list xml:id="list120306812569770" text:style-name="L1">
        <text:list-item>
          <text:p text:style-name="P1">Articles related to methods used</text:p>
          <text:list>
            <text:list-item>
              <text:p text:style-name="P1">http://www.nature.com/ncomms/2015/151209/ncomms10001/abs/ncomms10001.html</text:p>
            </text:list-item>
          </text:list>
          <text:list>
            <text:list-item>
              <text:p text:style-name="P1">http://www.ncbi.nlm.nih.gov/pubmed/25984700</text:p>
            </text:list-item>
          </text:list>
        </text:list-item>
      </text:list>
      <text:list xml:id="list120305604652118" text:style-name="L1">
        <text:list-item>
          <text:p text:style-name="P1">Everything should be stored on Github</text:p>
        </text:list-item>
      </text:list>
      <text:list xml:id="list120306651676685" text:style-name="L1">
        <text:list-item>
          <text:p text:style-name="P1">https://wabi-<text:span text:style-name="T5">w</text:span>iki.scilifelab.se/display/SHGATG/Somatic+variant+calling+in+cancer</text:p>
        </text:list-item>
      </text:list>
      <text:h text:style-name="P3" text:outline-level="1">Sample data</text:h>
      <text:list xml:id="list4763450729410044961" text:style-name="L7">
        <text:list-item>
          <text:p text:style-name="P11">DREAM challenge for workflow testing</text:p>
        </text:list-item>
        <text:list-item>
          <text:p text:style-name="P11"><text:soft-page-break/>Benchmark article before Xmas with public data? (somebody was mentioning, but which article is it?)</text:p>
        </text:list-item>
        <text:list-item>
          <text:p text:style-name="P11">Do we have real validated data?</text:p>
        </text:list-item>
      </text:list>
      <text:h text:style-name="Heading_20_1" text:outline-level="1">Real Data</text:h>
      <text:list xml:id="list120305877251427" text:style-name="L1">
        <text:list-item>
          <text:p text:style-name="P1">Minor issues</text:p>
          <text:list>
            <text:list-item>
              <text:p text:style-name="P1">XML2yaml in NGI-PL</text:p>
            </text:list-item>
          </text:list>
          <text:list>
            <text:list-item>
              <text:p text:style-name="P1">Pulling IDs from Charon</text:p>
            </text:list-item>
          </text:list>
        </text:list-item>
      </text:list>
      <text:list xml:id="list120305500803807" text:style-name="L1">
        <text:list-item>
          <text:p text:style-name="P1">Some real data will be needed that we can use for development</text:p>
        </text:list-item>
      </text:list>
      <text:list xml:id="list120304916186059" text:style-name="L1">
        <text:list-item>
          <text:p text:style-name="P1">What will we get? FASTQs only, or Illumina dir structure? (Szilva to ask Francesco) <text:span text:style-name="T3">(whole Illumina demultiplexed structure)</text:span></text:p>
        </text:list-item>
      </text:list>
      <text:list xml:id="list120305185953869" text:style-name="L1">
        <text:list-item>
          <text:p text:style-name="P1">Data inflow</text:p>
          <text:list>
            <text:list-item>
              <text:p text:style-name="P1">90 T/N pairs first</text:p>
            </text:list-item>
          </text:list>
          <text:list>
            <text:list-item>
              <text:p text:style-name="P1">half a dozen already sequenced</text:p>
            </text:list-item>
          </text:list>
          <text:list>
            <text:list-item>
              <text:p text:style-name="P1">WES or WGS? It is expected to be WGS</text:p>
            </text:list-item>
          </text:list>
          <text:list>
            <text:list-item>
              <text:p text:style-name="P1">more data to come distributed between different projects in bursts</text:p>
            </text:list-item>
          </text:list>
        </text:list-item>
      </text:list>
      <text:list xml:id="list120305980822231" text:style-name="L1">
        <text:list-item>
          <text:p text:style-name="P1">QC</text:p>
          <text:list>
            <text:list-item>
              <text:p text:style-name="P1">MultiQC for bioinfo parts (Szilva &amp; Phil)</text:p>
            </text:list-item>
          </text:list>
          <text:list>
            <text:list-item>
              <text:p text:style-name="P1">Sample heterogenity QC (Malin)</text:p>
              <text:list>
                <text:list-item>
                  <text:p text:style-name="P1">ASCAT in PNAS</text:p>
                </text:list-item>
              </text:list>
              <text:list>
                <text:list-item>
                  <text:p text:style-name="P1">MATH</text:p>
                </text:list-item>
              </text:list>
            </text:list-item>
          </text:list>
          <text:list>
            <text:list-item>
              <text:p text:style-name="P1">Sequence specific sequencing errors (sample prep related)</text:p>
            </text:list-item>
          </text:list>
          <text:list>
            <text:list-item>
              <text:p text:style-name="P1">QC3 (Szilva)</text:p>
            </text:list-item>
          </text:list>
        </text:list-item>
      </text:list>
      <text:h text:style-name="Heading_20_1" text:outline-level="1">Validation</text:h>
      <text:list xml:id="list1908105027324349782" text:style-name="L8">
        <text:list-item>
          <text:p text:style-name="P12">Mostly the VC that needs to be validated</text:p>
        </text:list-item>
        <text:list-item>
          <text:p text:style-name="P12">Look at the alternatives used by other groups</text:p>
        </text:list-item>
        <text:list-item>
          <text:p text:style-name="P12">VCs to be included</text:p>
          <text:list>
            <text:list-item>
              <text:p text:style-name="P12">MuTect2</text:p>
            </text:list-item>
            <text:list-item>
              <text:p text:style-name="P12">FreeBayes</text:p>
            </text:list-item>
            <text:list-item>
              <text:p text:style-name="P13">SV Jesper</text:p>
            </text:list-item>
            <text:list-item>
              <text:p text:style-name="P13">Do we have real data to validate to?</text:p>
            </text:list-item>
          </text:list>
        </text:list-item>
      </text:list>
      <text:h text:style-name="P4" text:outline-level="1">People involved</text:h>
      <text:list xml:id="list6327908949045076285" text:style-name="L9">
        <text:list-item>
          <text:h text:style-name="P19" text:outline-level="2">SciLifeLab</text:h>
          <text:list>
            <text:list-item>
              <text:p text:style-name="P14">Valteri Wirta (Head of Clin. Seq)</text:p>
            </text:list-item>
            <text:list-item>
              <text:p text:style-name="P14">Pelin </text:p>
            </text:list-item>
            <text:list-item>
              <text:p text:style-name="P14">Max</text:p>
            </text:list-item>
            <text:list-item>
              <text:p text:style-name="P14">Szilva</text:p>
            </text:list-item>
            <text:list-item>
              <text:p text:style-name="P14">Pall</text:p>
            </text:list-item>
            <text:list-item>
              <text:p text:style-name="P14">Malin</text:p>
            </text:list-item>
            <text:list-item>
              <text:p text:style-name="P14">Björn</text:p>
            </text:list-item>
            <text:list-item>
              <text:p text:style-name="P14"><text:soft-page-break/>Phil (as a consultant)</text:p>
            </text:list-item>
            <text:list-item>
              <text:p text:style-name="P14">Pär Lundin (as a consultant)</text:p>
            </text:list-item>
            <text:list-item>
              <text:p text:style-name="P14">Francesco (as a consultant)</text:p>
            </text:list-item>
            <text:list-item>
              <text:p text:style-name="P14">Jesper <text:span text:style-name="T4">for SV</text:span></text:p>
            </text:list-item>
          </text:list>
        </text:list-item>
        <text:list-item>
          <text:h text:style-name="P19" text:outline-level="2">KI</text:h>
          <text:list>
            <text:list-item>
              <text:p text:style-name="P14">Monica Nister</text:p>
            </text:list-item>
            <text:list-item>
              <text:p text:style-name="P14">Teresita Díaz De Ståhl</text:p>
            </text:list-item>
          </text:list>
        </text:list-item>
      </text:list>
      <text:h text:style-name="P4" text:outline-level="1">Reference</text:h>
      <text:list xml:id="list6066769446162283768" text:style-name="L12">
        <text:list-item>
          <text:p text:style-name="P15">HG19</text:p>
        </text:list-item>
        <text:list-item>
          <text:p text:style-name="P15">GRCh38 aka HG20</text:p>
        </text:list-item>
        <text:list-item>
          <text:p text:style-name="P15">HG19+deco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2:53:16.860434914</dc:date>
    <meta:editing-duration>PT50M7S</meta:editing-duration>
    <meta:editing-cycles>9</meta:editing-cycles>
    <meta:generator>LibreOffice/5.0.5.2$Linux_X86_64 LibreOffice_project/00m0$Build-2</meta:generator>
    <meta:document-statistic meta:table-count="0" meta:image-count="0" meta:object-count="0" meta:page-count="5" meta:paragraph-count="149" meta:word-count="1010" meta:character-count="5573" meta:non-whitespace-character-count="4821"/>
  </office:meta>
</office:document-meta>
</file>